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1.48cm"/>
    </style:style>
    <style:style style:name="co3" style:family="table-column">
      <style:table-column-properties fo:break-before="auto" style:column-width="2.33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203cm" svg:height="5.536cm" svg:x="5.613cm" svg:y="0.1cm">
            <draw:object draw:notify-on-update-of-ranges="Sheet1.A1:Sheet1.A10 Sheet1.B1:Sheet1.B10 Sheet1.A1:Sheet1.A10 Sheet1.C1:Sheet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formula="of:= [.B$12] * [.A2] + [.B$13]" office:value-type="float" office:value="0.395555555555555" calcext:value-type="float">
            <text:p>0,3955555555555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table:formula="of:=[.B$12]*[.A3]+[.B$13]" office:value-type="float" office:value="0.635555555555555" calcext:value-type="float">
            <text:p>0,6355555555555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$12]*[.A4]+[.B$13]" office:value-type="float" office:value="0.875555555555555" calcext:value-type="float">
            <text:p>0,8755555555555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,1</text:p>
          </table:table-cell>
          <table:table-cell table:formula="of:=[.B$12]*[.A5]+[.B$13]" office:value-type="float" office:value="1.11555555555556" calcext:value-type="float">
            <text:p>1,11555555555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" calcext:value-type="float">
            <text:p>1,2</text:p>
          </table:table-cell>
          <table:table-cell table:formula="of:=[.B$12]*[.A6]+[.B$13]" office:value-type="float" office:value="1.35555555555556" calcext:value-type="float">
            <text:p>1,355555555555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table:formula="of:=[.B$12]*[.A7]+[.B$13]" office:value-type="float" office:value="1.59555555555556" calcext:value-type="float">
            <text:p>1,595555555555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formula="of:=[.B$12]*[.A8]+[.B$13]" office:value-type="float" office:value="1.83555555555556" calcext:value-type="float">
            <text:p>1,835555555555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$12]*[.A9]+[.B$13]" office:value-type="float" office:value="2.07555555555556" calcext:value-type="float">
            <text:p>2,075555555555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5" calcext:value-type="float">
            <text:p>2,5</text:p>
          </table:table-cell>
          <table:table-cell table:formula="of:=[.B$12]*[.A10]+[.B$13]" office:value-type="float" office:value="2.31555555555556" calcext:value-type="float">
            <text:p>2,31555555555556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/>
          <table:table-cell table:formula="of:=[.B$12]*[.A11]+[.B$13]" office:value-type="float" office:value="1.53555555555556" calcext:value-type="float">
            <text:p>1,53555555555556</text:p>
          </table:table-cell>
        </table:table-row>
        <table:table-row table:style-name="ro1">
          <table:table-cell office:value-type="string" calcext:value-type="string">
            <text:p>A=</text:p>
          </table:table-cell>
          <table:table-cell table:formula="of:=SLOPE([.B$2:.B$10];[.A$2:.A$10])" office:value-type="float" office:value="0.12" calcext:value-type="float">
            <text:p>0,12</text:p>
          </table:table-cell>
          <table:table-cell/>
        </table:table-row>
        <table:table-row table:style-name="ro1">
          <table:table-cell office:value-type="string" calcext:value-type="string">
            <text:p>B=</text:p>
          </table:table-cell>
          <table:table-cell table:formula="of:=INTERCEPT([.B$2:.B$10];[.A$2:.A$10])" office:value-type="float" office:value="0.395555555555555" calcext:value-type="float">
            <text:p>0,395555555555555</text:p>
          </table:table-cell>
          <table:table-cell/>
        </table:table-row>
        <table:table-row table:style-name="ro1">
          <table:table-cell office:value-type="string" calcext:value-type="string">
            <text:p>R =</text:p>
          </table:table-cell>
          <table:table-cell table:formula="of:=CORREL([.B$2:.B$10];[.C$2:.C$10])" office:value-type="float" office:value="0.982224143457121" calcext:value-type="float">
            <text:p>0,982224143457121</text:p>
          </table:table-cell>
          <table:table-cell/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9:19:12.8793681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21:55:10.734812451</meta:creation-date>
    <dc:date>2025-10-14T21:11:33.747727267</dc:date>
    <meta:editing-duration>PT1H34M37S</meta:editing-duration>
    <meta:editing-cycles>2</meta:editing-cycles>
    <meta:generator>LibreOffice/24.2.7.2$Linux_X86_64 LibreOffice_project/420$Build-2</meta:generator>
    <meta:document-statistic meta:table-count="1" meta:cell-count="3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dash" draw:stroke-dash="Ultrafine_20_Dashed"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204cm" svg:height="5.537cm" xlink:href=".." xlink:type="simple" chart:class="chart:scatter" chart:style-name="ch1">
        <chart:title svg:x="4.815cm" svg:y="0.246cm" chart:style-name="ch2">
          <text:p>ajuste linear</text:p>
        </chart:title>
        <chart:legend chart:legend-position="end" svg:x="8.552cm" svg:y="2.22cm" style:legend-expansion="high" chart:style-name="ch3"/>
        <chart:plot-area chart:style-name="ch4" table:cell-range-address="Sheet1.A1:Sheet1.C10" svg:x="0.244cm" svg:y="1.135cm" svg:width="8.064cm" svg:height="4.292cm">
          <chart:coordinate-region svg:x="0.971cm" svg:y="1.334cm" svg:width="7.151cm" svg:height="3.44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B1:Sheet1.B10" chart:class="chart:scatter">
            <chart:domain table:cell-range-address="Sheet1.A1:Sheet1.A10"/>
            <chart:data-point chart:repeated="10"/>
          </chart:series>
          <chart:series chart:style-name="ch9" chart:values-cell-range-address="Sheet1.C1:Sheet1.C10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10</svg:desc>
                </draw:g>
              </table:table-cell>
              <table:table-cell office:value-type="float" office:value="NaN">
                <text:p>NaN</text:p>
                <draw:g>
                  <svg:desc>Sheet1.B1:Sheet1.B10</svg:desc>
                </draw:g>
              </table:table-cell>
              <table:table-cell office:value-type="float" office:value="NaN">
                <text:p>NaN</text:p>
                <draw:g>
                  <svg:desc>Sheet1.C1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395555555555555">
                <text:p>0.395555555555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0.635555555555555">
                <text:p>0.635555555555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75555555555555">
                <text:p>0.8755555555555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.1">
                <text:p>1.1</text:p>
              </table:table-cell>
              <table:table-cell office:value-type="float" office:value="1.11555555555556">
                <text:p>1.1155555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.2">
                <text:p>1.2</text:p>
              </table:table-cell>
              <table:table-cell office:value-type="float" office:value="1.35555555555556">
                <text:p>1.35555555555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1.59555555555556">
                <text:p>1.59555555555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.8">
                <text:p>1.8</text:p>
              </table:table-cell>
              <table:table-cell office:value-type="float" office:value="1.83555555555556">
                <text:p>1.83555555555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.07555555555556">
                <text:p>2.07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.5">
                <text:p>2.5</text:p>
              </table:table-cell>
              <table:table-cell office:value-type="float" office:value="2.31555555555556">
                <text:p>2.31555555555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